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text-properties officeooo:rsid="00037ccd" officeooo:paragraph-rsid="000a3ab7"/>
    </style:style>
    <style:style style:name="P2" style:family="paragraph" style:parent-style-name="Standard">
      <style:text-properties officeooo:rsid="00037ccd" officeooo:paragraph-rsid="000a6f32"/>
    </style:style>
    <style:style style:name="P3" style:family="paragraph" style:parent-style-name="Standard">
      <style:text-properties officeooo:rsid="0006763c" officeooo:paragraph-rsid="0006763c"/>
    </style:style>
    <style:style style:name="P4" style:family="paragraph" style:parent-style-name="Standard">
      <style:text-properties officeooo:rsid="0006763c" officeooo:paragraph-rsid="000c1e38"/>
    </style:style>
    <style:style style:name="P5" style:family="paragraph" style:parent-style-name="Standard">
      <style:text-properties officeooo:rsid="0008463f" officeooo:paragraph-rsid="0008463f"/>
    </style:style>
    <style:style style:name="P6" style:family="paragraph" style:parent-style-name="Standard">
      <style:text-properties officeooo:rsid="000e966c" officeooo:paragraph-rsid="000e966c"/>
    </style:style>
    <style:style style:name="P7" style:family="paragraph" style:parent-style-name="Standard">
      <style:paragraph-properties fo:text-align="center" style:justify-single-word="false"/>
      <style:text-properties fo:font-size="16pt" fo:font-weight="bold" officeooo:rsid="000e966c" officeooo:paragraph-rsid="000e966c" style:font-size-asian="16pt" style:font-weight-asian="bold" style:font-size-complex="16pt" style:font-weight-complex="bold"/>
    </style:style>
    <style:style style:name="T1" style:family="text">
      <style:text-properties officeooo:rsid="00048b2b"/>
    </style:style>
    <style:style style:name="T2" style:family="text">
      <style:text-properties officeooo:rsid="0006763c"/>
    </style:style>
    <style:style style:name="T3" style:family="text">
      <style:text-properties officeooo:rsid="0008463f"/>
    </style:style>
    <style:style style:name="T4" style:family="text">
      <style:text-properties officeooo:rsid="000a6f32"/>
    </style:style>
    <style:style style:name="T5" style:family="text">
      <style:text-properties officeooo:rsid="000c1e38"/>
    </style:style>
    <style:style style:name="T6" style:family="text">
      <style:text-properties fo:font-weight="bold" style:font-weight-asian="bold" style:font-weight-complex="bold"/>
    </style:style>
    <style:style style:name="T7" style:family="text">
      <style:text-properties fo:font-weight="bold" officeooo:rsid="00048b2b" style:font-weight-asian="bold" style:font-weight-complex="bold"/>
    </style:style>
    <style:style style:name="T8" style:family="text">
      <style:text-properties fo:font-weight="bold" officeooo:rsid="000a6f3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agrama de secuencia en UML del procesamiento de datos mediante puerto serie.</text:p>
      <text:p text:style-name="P6"/>
      <text:p text:style-name="P2">En el siguiente diagrama <text:span text:style-name="T4">de </text:span>secuencia en UML, lo primero que observamos que en <text:span text:style-name="T4">O</text:span>bjeto <text:span text:style-name="T8">S</text:span><text:span text:style-name="T6">erie</text:span>, se in<text:span text:style-name="T4">s</text:span>t<text:span text:style-name="T4">a</text:span>ncia a CAN, luego se crea el <text:span text:style-name="T4">t</text:span>hread llamado <text:span text:style-name="T6">com</text:span><text:span text:style-name="T7">m_</text:span><text:span text:style-name="T6">thread</text:span>, <text:span text:style-name="T4">seguido </text:span><text:span text:style-name="T1">se invoca el run del </text:span><text:span text:style-name="T4">thread</text:span><text:span text:style-name="T1">, activando o poniendo en escucha el puerto </text:span><text:span text:style-name="T4">S</text:span><text:span text:style-name="T1">erie mediante </text:span><text:span text:style-name="T7">read_some</text:span><text:span text:style-name="T1">(async), activando previamente los servicios io(que son no bloquea</text:span><text:span text:style-name="T4">n</text:span><text:span text:style-name="T1">tes, </text:span><text:span text:style-name="T4">la comunicación es</text:span><text:span text:style-name="T1"> asíncron</text:span><text:span text:style-name="T4">a</text:span><text:span text:style-name="T1">), mediante </text:span><text:span text:style-name="T4">la librería </text:span><text:span text:style-name="T1">BOOST:ASIO.</text:span></text:p>
      <text:p text:style-name="P1"/>
      <text:p text:style-name="P1"><text:span text:style-name="T1">Durante la invocación de r</text:span><text:span text:style-name="T7">ead_some.</text:span><text:span text:style-name="T1"> Se activa el handler, que llamamos read_handler. Lo que se hace con </text:span><text:span text:style-name="T2">esta función es condicionar si hay un error en los bytes recibidos, si no hay error se activa o invoca la función feed, luego </text:span><text:span text:style-name="T5">se va activar </text:span><text:span text:style-name="T2"><text:s/>checktimeouts.</text:span></text:p>
      <text:p text:style-name="P1"/>
      <text:p text:style-name="P4">La función <text:span text:style-name="T6">feed</text:span> lo que hace es recibir los caracteres, analizar mediante <text:s/><text:span text:style-name="T5">una FSM </text:span>(<text:span text:style-name="T5">maquina de esatdo finito , </text:span>que en el diagrama en cuestión no se detalla) <text:span text:style-name="T5">la cual revisa si los carcteres son los esperados(requerimiento de una secuencia de datos) a traves <text:s/>de </text:span><text:span text:style-name="T6">handle_pkt_state</text:span> . </text:p>
      <text:p text:style-name="P4"/>
      <text:p text:style-name="P4">Luego de analizar el primer carácter, se invoca la funciona checktimeouts, donde lo que hace es tomar o inicializar el tiempo para el procesamiento del paquete de datos a recibir, entonces cada vez que se recibe un carácter, se toma el tiempo. Si se supera el tiempo establecido por paquete se realiza un reset, volviendo la FSM al inicio, seteando el handle_pkt_state al comienzo de la secuencia del primer caracter(ya que debe seguir una secuencia ordenada y completa, como reconocimiento de la condicion del paquete a recibir). </text:p>
      <text:p text:style-name="P3"/>
      <text:p text:style-name="P3">Una vez completado el paquete con su encabezado y el payload, dentro del tiempo establecido, se procede a invocar a handled_packet <text:span text:style-name="T3">para desglosar lo datos de interés, como id, canid, dlc, payload.</text:span></text:p>
      <text:p text:style-name="P5">Cargando los datos en una estructura, para ser utilizada por otros objetos descriptos mas adelante.</text:p>
      <text:p text:style-name="P5"/>
      <text:p text:style-name="P5"/>
      <text:p text:style-name="P3"><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07T16:40:21.856117995</meta:creation-date>
    <dc:date>2024-07-07T18:16:15.013015314</dc:date>
    <meta:editing-duration>PT1H5M19S</meta:editing-duration>
    <meta:editing-cycles>10</meta:editing-cycles>
    <meta:generator>LibreOffice/6.4.7.2$Linux_X86_64 LibreOffice_project/40$Build-2</meta:generator>
    <meta:document-statistic meta:table-count="0" meta:image-count="0" meta:object-count="0" meta:page-count="1" meta:paragraph-count="8" meta:word-count="298" meta:character-count="1840" meta:non-whitespace-character-count="1542"/>
  </office:meta>
</office:document-meta>
</file>